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-weka.filters.unsupervised.attribute.Remove-R1-27,30-43</text:p>
      <text:p text:style-name="Standard">Instances: <text:s text:c="3"/>1000</text:p>
      <text:p text:style-name="Standard">Attributes: <text:s text:c="2"/>2</text:p>
      <text:p text:style-name="Standard"><text:s text:c="14"/>Lev_Dist</text:p>
      <text:p text:style-name="Standard"><text:s text:c="14"/>MeanSimLabel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/>
      <text:p text:style-name="Standard">Linear Regression Model</text:p>
      <text:p text:style-name="Standard"/>
      <text:p text:style-name="Standard">MeanSimLabel =</text:p>
      <text:p text:style-name="Standard"/>
      <text:p text:style-name="Standard"><text:s text:c="5"/>-0.3927 * Lev_Dist +</text:p>
      <text:p text:style-name="Standard"><text:s text:c="6"/>2.1703</text:p>
      <text:p text:style-name="Standard"/>
      <text:p text:style-name="Standard">Time taken to build model: 0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0.6,1.98,1.38</text:p>
      <text:p text:style-name="Standard">2,0.5,1.98,1.48</text:p>
      <text:p text:style-name="Standard">3,2.4,1.874,-0.526</text:p>
      <text:p text:style-name="Standard">4,1,1.98,0.98</text:p>
      <text:p text:style-name="Standard">5,0.4,1.99,1.59</text:p>
      <text:p text:style-name="Standard">6,1.167,1.932,0.765</text:p>
      <text:p text:style-name="Standard">7,3,2.122,-0.878</text:p>
      <text:p text:style-name="Standard">8,1.167,2.016,0.85</text:p>
      <text:p text:style-name="Standard">9,0.6,1.932,1.332</text:p>
      <text:p text:style-name="Standard">10,1.333,1.932,0.599</text:p>
      <text:p text:style-name="Standard">11,2.667,2.043,-0.624</text:p>
      <text:p text:style-name="Standard">12,0.833,1.937,1.104</text:p>
      <text:p text:style-name="Standard">13,3.6,1.995,-1.605</text:p>
      <text:p text:style-name="Standard">14,0.6,2.032,1.432</text:p>
      <text:p text:style-name="Standard">15,3.4,1.853,-1.547</text:p>
      <text:p text:style-name="Standard">16,3.8,2.027,-1.773</text:p>
      <text:p text:style-name="Standard">17,2,1.995,-0.005</text:p>
      <text:p text:style-name="Standard">18,1,1.864,0.864</text:p>
      <text:p text:style-name="Standard">19,0,2.037,2.037</text:p>
      <text:p text:style-name="Standard">20,2,1.995,-0.005</text:p>
      <text:p text:style-name="Standard">21,1.2,1.98,0.78</text:p>
      <text:p text:style-name="Standard">22,2.4,1.927,-0.473</text:p>
      <text:p text:style-name="Standard">23,3.333,1.922,-1.412</text:p>
      <text:p text:style-name="Standard">24,1.333,1.837,0.504</text:p>
      <text:p text:style-name="Standard">25,1.833,1.969,0.136</text:p>
      <text:p text:style-name="Standard"><text:soft-page-break/>26,2.4,1.89,-0.51</text:p>
      <text:p text:style-name="Standard">27,1.286,1.874,0.589</text:p>
      <text:p text:style-name="Standard">28,2.6,2.08,-0.52</text:p>
      <text:p text:style-name="Standard">29,1.4,1.953,0.553</text:p>
      <text:p text:style-name="Standard">30,1.8,2.037,0.237</text:p>
      <text:p text:style-name="Standard">31,2.8,1.932,-0.868</text:p>
      <text:p text:style-name="Standard">32,2.2,1.958,-0.242</text:p>
      <text:p text:style-name="Standard">33,3,1.943,-1.057</text:p>
      <text:p text:style-name="Standard">34,2,1.953,-0.047</text:p>
      <text:p text:style-name="Standard">35,2.5,1.964,-0.536</text:p>
      <text:p text:style-name="Standard">36,1,2.001,1.001</text:p>
      <text:p text:style-name="Standard">37,2.6,2.032,-0.568</text:p>
      <text:p text:style-name="Standard">38,0.8,1.911,1.111</text:p>
      <text:p text:style-name="Standard">39,0.4,1.843,1.443</text:p>
      <text:p text:style-name="Standard">40,1.75,1.964,0.214</text:p>
      <text:p text:style-name="Standard">41,1.2,1.974,0.774</text:p>
      <text:p text:style-name="Standard">42,1,2.043,1.043</text:p>
      <text:p text:style-name="Standard">43,3.8,1.922,-1.878</text:p>
      <text:p text:style-name="Standard">44,2.4,1.911,-0.489</text:p>
      <text:p text:style-name="Standard">45,3,1.922,-1.078</text:p>
      <text:p text:style-name="Standard">46,3,2.027,-0.973</text:p>
      <text:p text:style-name="Standard">47,2.6,2.08,-0.52</text:p>
      <text:p text:style-name="Standard">48,0.833,1.901,1.067</text:p>
      <text:p text:style-name="Standard">49,3.833,2.032,-1.801</text:p>
      <text:p text:style-name="Standard">50,2,1.911,-0.089</text:p>
      <text:p text:style-name="Standard">51,2,1.964,-0.036</text:p>
      <text:p text:style-name="Standard">52,0.286,1.953,1.667</text:p>
      <text:p text:style-name="Standard">53,2.833,1.843,-0.991</text:p>
      <text:p text:style-name="Standard">54,2.8,1.927,-0.873</text:p>
      <text:p text:style-name="Standard">55,3.333,2.08,-1.254</text:p>
      <text:p text:style-name="Standard">56,1,2.027,1.027</text:p>
      <text:p text:style-name="Standard">57,1,1.937,0.937</text:p>
      <text:p text:style-name="Standard">58,3.333,1.911,-1.422</text:p>
      <text:p text:style-name="Standard">59,1.333,1.98,0.646</text:p>
      <text:p text:style-name="Standard">60,3.8,1.901,-1.899</text:p>
      <text:p text:style-name="Standard">61,3.4,2.022,-1.378</text:p>
      <text:p text:style-name="Standard">62,2,1.995,-0.005</text:p>
      <text:p text:style-name="Standard">63,2.2,1.79,-0.41</text:p>
      <text:p text:style-name="Standard">64,1,1.974,0.974</text:p>
      <text:p text:style-name="Standard">65,2.2,1.816,-0.384</text:p>
      <text:p text:style-name="Standard">66,1.333,1.985,0.651</text:p>
      <text:p text:style-name="Standard">67,2.8,1.89,-0.91</text:p>
      <text:p text:style-name="Standard">68,2.333,1.901,-0.433</text:p>
      <text:p text:style-name="Standard">69,2.667,1.943,-0.724</text:p>
      <text:p text:style-name="Standard">70,1,2.059,1.059</text:p>
      <text:p text:style-name="Standard">71,4.4,1.948,-2.452</text:p>
      <text:p text:style-name="Standard">72,3.2,1.806,-1.394</text:p>
      <text:p text:style-name="Standard">73,2.8,1.98,-0.82</text:p>
      <text:p text:style-name="Standard">74,3.8,2.006,-1.794</text:p>
      <text:p text:style-name="Standard">75,2.5,1.943,-0.557</text:p>
      <text:p text:style-name="Standard">76,1.4,1.969,0.569</text:p>
      <text:p text:style-name="Standard"><text:soft-page-break/>77,1.667,1.948,0.281</text:p>
      <text:p text:style-name="Standard">78,2.6,1.943,-0.657</text:p>
      <text:p text:style-name="Standard">79,2.333,1.958,-0.375</text:p>
      <text:p text:style-name="Standard">80,0.5,1.822,1.322</text:p>
      <text:p text:style-name="Standard">81,0.333,1.927,1.594</text:p>
      <text:p text:style-name="Standard">82,2,1.974,-0.026</text:p>
      <text:p text:style-name="Standard">83,0.8,1.879,1.079</text:p>
      <text:p text:style-name="Standard">84,3.2,1.858,-1.342</text:p>
      <text:p text:style-name="Standard">85,2,1.822,-0.178</text:p>
      <text:p text:style-name="Standard">86,0.2,1.832,1.632</text:p>
      <text:p text:style-name="Standard">87,3.25,2.016,-1.234</text:p>
      <text:p text:style-name="Standard">88,3.8,2.048,-1.752</text:p>
      <text:p text:style-name="Standard">89,2.8,1.916,-0.884</text:p>
      <text:p text:style-name="Standard">90,2.4,1.922,-0.478</text:p>
      <text:p text:style-name="Standard">91,3,1.885,-1.115</text:p>
      <text:p text:style-name="Standard">92,2.2,2.048,-0.152</text:p>
      <text:p text:style-name="Standard">93,2.2,1.853,-0.347</text:p>
      <text:p text:style-name="Standard">94,1,1.827,0.827</text:p>
      <text:p text:style-name="Standard">95,3.25,1.795,-1.455</text:p>
      <text:p text:style-name="Standard">96,3.2,1.932,-1.268</text:p>
      <text:p text:style-name="Standard">97,3,2.006,-0.994</text:p>
      <text:p text:style-name="Standard">98,1.167,1.822,0.655</text:p>
      <text:p text:style-name="Standard">99,1.2,1.916,0.716</text:p>
      <text:p text:style-name="Standard">100,4.4,1.874,-2.526</text:p>
      <text:p text:style-name="Standard">1,1.4,1.974,0.574</text:p>
      <text:p text:style-name="Standard">2,2,1.974,-0.026</text:p>
      <text:p text:style-name="Standard">3,0.8,1.974,1.174</text:p>
      <text:p text:style-name="Standard">4,0.4,1.974,1.574</text:p>
      <text:p text:style-name="Standard">5,2.25,1.974,-0.276</text:p>
      <text:p text:style-name="Standard">6,2.667,1.974,-0.693</text:p>
      <text:p text:style-name="Standard">7,1.167,1.974,0.807</text:p>
      <text:p text:style-name="Standard">8,1.667,1.974,0.307</text:p>
      <text:p text:style-name="Standard">9,2.667,1.974,-0.693</text:p>
      <text:p text:style-name="Standard">10,1.75,1.974,0.224</text:p>
      <text:p text:style-name="Standard">11,4,1.974,-2.026</text:p>
      <text:p text:style-name="Standard">12,4.167,1.974,-2.193</text:p>
      <text:p text:style-name="Standard">13,1.833,1.974,0.14</text:p>
      <text:p text:style-name="Standard">14,0.8,1.974,1.174</text:p>
      <text:p text:style-name="Standard">15,1.2,1.974,0.774</text:p>
      <text:p text:style-name="Standard">16,1.6,1.974,0.374</text:p>
      <text:p text:style-name="Standard">17,2.75,1.974,-0.776</text:p>
      <text:p text:style-name="Standard">18,3.5,1.974,-1.526</text:p>
      <text:p text:style-name="Standard">19,4.833,1.974,-2.86</text:p>
      <text:p text:style-name="Standard">20,1.833,1.974,0.14</text:p>
      <text:p text:style-name="Standard">21,1.833,1.974,0.14</text:p>
      <text:p text:style-name="Standard">22,1.6,1.974,0.374</text:p>
      <text:p text:style-name="Standard">23,0.6,1.974,1.374</text:p>
      <text:p text:style-name="Standard">24,1.833,1.974,0.14</text:p>
      <text:p text:style-name="Standard">25,0.4,1.974,1.574</text:p>
      <text:p text:style-name="Standard">26,1.667,1.974,0.307</text:p>
      <text:p text:style-name="Standard">27,4,1.974,-2.026</text:p>
      <text:p text:style-name="Standard"><text:soft-page-break/>28,1,1.974,0.974</text:p>
      <text:p text:style-name="Standard">29,1.4,1.974,0.574</text:p>
      <text:p text:style-name="Standard">30,0.667,1.974,1.307</text:p>
      <text:p text:style-name="Standard">31,2.2,1.974,-0.226</text:p>
      <text:p text:style-name="Standard">32,2.6,1.974,-0.626</text:p>
      <text:p text:style-name="Standard">33,3.2,1.974,-1.226</text:p>
      <text:p text:style-name="Standard">34,0,1.974,1.974</text:p>
      <text:p text:style-name="Standard">35,4,1.974,-2.026</text:p>
      <text:p text:style-name="Standard">36,3,1.974,-1.026</text:p>
      <text:p text:style-name="Standard">37,2.6,1.974,-0.626</text:p>
      <text:p text:style-name="Standard">38,2.6,1.974,-0.626</text:p>
      <text:p text:style-name="Standard">39,0.75,1.974,1.224</text:p>
      <text:p text:style-name="Standard">40,0,1.974,1.974</text:p>
      <text:p text:style-name="Standard">41,2,1.974,-0.026</text:p>
      <text:p text:style-name="Standard">42,3.167,1.974,-1.193</text:p>
      <text:p text:style-name="Standard">43,1.4,1.974,0.574</text:p>
      <text:p text:style-name="Standard">44,3.6,1.974,-1.626</text:p>
      <text:p text:style-name="Standard">45,2.5,1.974,-0.526</text:p>
      <text:p text:style-name="Standard">46,1.167,1.974,0.807</text:p>
      <text:p text:style-name="Standard">47,0.6,1.974,1.374</text:p>
      <text:p text:style-name="Standard">48,0.75,1.974,1.224</text:p>
      <text:p text:style-name="Standard">49,1.6,1.974,0.374</text:p>
      <text:p text:style-name="Standard">50,1.6,1.974,0.374</text:p>
      <text:p text:style-name="Standard">51,3,1.974,-1.026</text:p>
      <text:p text:style-name="Standard">52,0.25,1.974,1.724</text:p>
      <text:p text:style-name="Standard">53,1.167,1.974,0.807</text:p>
      <text:p text:style-name="Standard">54,1.75,1.974,0.224</text:p>
      <text:p text:style-name="Standard">55,2,1.974,-0.026</text:p>
      <text:p text:style-name="Standard">56,1.8,1.974,0.174</text:p>
      <text:p text:style-name="Standard">57,1.667,1.974,0.307</text:p>
      <text:p text:style-name="Standard">58,2.25,1.974,-0.276</text:p>
      <text:p text:style-name="Standard">59,1.6,1.974,0.374</text:p>
      <text:p text:style-name="Standard">60,1.2,1.974,0.774</text:p>
      <text:p text:style-name="Standard">61,1.333,1.974,0.64</text:p>
      <text:p text:style-name="Standard">62,3,1.974,-1.026</text:p>
      <text:p text:style-name="Standard">63,0.4,1.974,1.574</text:p>
      <text:p text:style-name="Standard">64,1.6,1.974,0.374</text:p>
      <text:p text:style-name="Standard">65,0.833,1.974,1.14</text:p>
      <text:p text:style-name="Standard">66,3.167,1.974,-1.193</text:p>
      <text:p text:style-name="Standard">67,2.6,1.974,-0.626</text:p>
      <text:p text:style-name="Standard">68,1.4,1.974,0.574</text:p>
      <text:p text:style-name="Standard">69,0.833,1.974,1.14</text:p>
      <text:p text:style-name="Standard">70,2,1.974,-0.026</text:p>
      <text:p text:style-name="Standard">71,1.2,1.974,0.774</text:p>
      <text:p text:style-name="Standard">72,2,1.974,-0.026</text:p>
      <text:p text:style-name="Standard">73,2.25,1.974,-0.276</text:p>
      <text:p text:style-name="Standard">74,2.2,1.974,-0.226</text:p>
      <text:p text:style-name="Standard">75,2.8,1.974,-0.826</text:p>
      <text:p text:style-name="Standard">76,1.4,1.974,0.574</text:p>
      <text:p text:style-name="Standard">77,0.8,1.974,1.174</text:p>
      <text:p text:style-name="Standard">78,0.333,1.974,1.64</text:p>
      <text:p text:style-name="Standard"><text:soft-page-break/>79,3.4,1.974,-1.426</text:p>
      <text:p text:style-name="Standard">80,1,1.974,0.974</text:p>
      <text:p text:style-name="Standard">81,4.2,1.974,-2.226</text:p>
      <text:p text:style-name="Standard">82,2.2,1.974,-0.226</text:p>
      <text:p text:style-name="Standard">83,1,1.974,0.974</text:p>
      <text:p text:style-name="Standard">84,0.2,1.974,1.774</text:p>
      <text:p text:style-name="Standard">85,3.2,1.974,-1.226</text:p>
      <text:p text:style-name="Standard">86,1.8,1.974,0.174</text:p>
      <text:p text:style-name="Standard">87,1.2,1.974,0.774</text:p>
      <text:p text:style-name="Standard">88,3.25,1.974,-1.276</text:p>
      <text:p text:style-name="Standard">89,2.4,1.974,-0.426</text:p>
      <text:p text:style-name="Standard">90,1,1.974,0.974</text:p>
      <text:p text:style-name="Standard">91,2.333,1.974,-0.36</text:p>
      <text:p text:style-name="Standard">92,4.833,1.974,-2.86</text:p>
      <text:p text:style-name="Standard">93,0.333,1.974,1.64</text:p>
      <text:p text:style-name="Standard">94,4.167,1.974,-2.193</text:p>
      <text:p text:style-name="Standard">95,1,1.974,0.974</text:p>
      <text:p text:style-name="Standard">96,0.167,1.974,1.807</text:p>
      <text:p text:style-name="Standard">97,4.6,1.974,-2.626</text:p>
      <text:p text:style-name="Standard">98,1,1.974,0.974</text:p>
      <text:p text:style-name="Standard">99,2,1.974,-0.026</text:p>
      <text:p text:style-name="Standard">100,0.2,1.974,1.774</text:p>
      <text:p text:style-name="Standard">1,1.5,2.022,0.522</text:p>
      <text:p text:style-name="Standard">2,2.667,1.944,-0.722</text:p>
      <text:p text:style-name="Standard">3,1.4,2.011,0.611</text:p>
      <text:p text:style-name="Standard">4,2.6,2.056,-0.544</text:p>
      <text:p text:style-name="Standard">5,2,1.9,-0.1</text:p>
      <text:p text:style-name="Standard">6,3.8,1.9,-1.9</text:p>
      <text:p text:style-name="Standard">7,2.143,1.955,-0.187</text:p>
      <text:p text:style-name="Standard">8,2.2,1.955,-0.245</text:p>
      <text:p text:style-name="Standard">9,1.8,1.989,0.189</text:p>
      <text:p text:style-name="Standard">10,4.6,1.978,-2.622</text:p>
      <text:p text:style-name="Standard">11,1.333,1.866,0.533</text:p>
      <text:p text:style-name="Standard">12,1.167,2.028,0.861</text:p>
      <text:p text:style-name="Standard">13,2.8,1.888,-0.912</text:p>
      <text:p text:style-name="Standard">14,2.6,1.793,-0.807</text:p>
      <text:p text:style-name="Standard">15,0.4,2.084,1.684</text:p>
      <text:p text:style-name="Standard">16,0.2,2.084,1.884</text:p>
      <text:p text:style-name="Standard">17,3,2,-1</text:p>
      <text:p text:style-name="Standard">18,3.286,1.967,-1.319</text:p>
      <text:p text:style-name="Standard">19,1,1.844,0.844</text:p>
      <text:p text:style-name="Standard">20,2.167,1.978,-0.189</text:p>
      <text:p text:style-name="Standard">21,1,1.9,0.9</text:p>
      <text:p text:style-name="Standard">22,2.167,1.972,-0.195</text:p>
      <text:p text:style-name="Standard">23,3.333,1.81,-1.523</text:p>
      <text:p text:style-name="Standard">24,4,1.933,-2.067</text:p>
      <text:p text:style-name="Standard">25,1.167,1.844,0.677</text:p>
      <text:p text:style-name="Standard">26,2.4,1.911,-0.489</text:p>
      <text:p text:style-name="Standard">27,0.2,1.855,1.655</text:p>
      <text:p text:style-name="Standard">28,5,2.028,-2.972</text:p>
      <text:p text:style-name="Standard">29,1,1.95,0.95</text:p>
      <text:p text:style-name="Standard"><text:soft-page-break/>30,2.8,1.95,-0.85</text:p>
      <text:p text:style-name="Standard">31,0.4,1.816,1.416</text:p>
      <text:p text:style-name="Standard">32,2,1.916,-0.084</text:p>
      <text:p text:style-name="Standard">33,2.6,2.061,-0.539</text:p>
      <text:p text:style-name="Standard">34,3.2,1.961,-1.239</text:p>
      <text:p text:style-name="Standard">35,4.333,1.933,-2.4</text:p>
      <text:p text:style-name="Standard">36,0.8,1.933,1.133</text:p>
      <text:p text:style-name="Standard">37,2,1.972,-0.028</text:p>
      <text:p text:style-name="Standard">38,2.2,1.888,-0.312</text:p>
      <text:p text:style-name="Standard">39,2.2,1.978,-0.222</text:p>
      <text:p text:style-name="Standard">40,0.2,1.955,1.755</text:p>
      <text:p text:style-name="Standard">41,1.143,1.955,0.813</text:p>
      <text:p text:style-name="Standard">42,0.8,2.056,1.256</text:p>
      <text:p text:style-name="Standard">43,1.4,1.922,0.522</text:p>
      <text:p text:style-name="Standard">44,0.833,2.073,1.239</text:p>
      <text:p text:style-name="Standard">45,2,1.967,-0.033</text:p>
      <text:p text:style-name="Standard">46,0.2,1.922,1.722</text:p>
      <text:p text:style-name="Standard">47,3,1.933,-1.067</text:p>
      <text:p text:style-name="Standard">48,3,1.989,-1.011</text:p>
      <text:p text:style-name="Standard">49,1.167,1.978,0.811</text:p>
      <text:p text:style-name="Standard">50,2.167,1.983,-0.183</text:p>
      <text:p text:style-name="Standard">51,2.667,1.994,-0.672</text:p>
      <text:p text:style-name="Standard">52,0,1.939,1.939</text:p>
      <text:p text:style-name="Standard">53,1.833,2.056,0.222</text:p>
      <text:p text:style-name="Standard">54,1.667,1.883,0.216</text:p>
      <text:p text:style-name="Standard">55,4.4,1.983,-2.417</text:p>
      <text:p text:style-name="Standard">56,1.833,1.944,0.111</text:p>
      <text:p text:style-name="Standard">57,1.167,1.877,0.711</text:p>
      <text:p text:style-name="Standard">58,1,1.95,0.95</text:p>
      <text:p text:style-name="Standard">59,1,1.967,0.967</text:p>
      <text:p text:style-name="Standard">60,1.167,2,0.833</text:p>
      <text:p text:style-name="Standard">61,1.4,1.81,0.41</text:p>
      <text:p text:style-name="Standard">62,1,2.028,1.028</text:p>
      <text:p text:style-name="Standard">63,0.333,1.927,1.594</text:p>
      <text:p text:style-name="Standard">64,3,2.045,-0.955</text:p>
      <text:p text:style-name="Standard">65,2.833,1.883,-0.951</text:p>
      <text:p text:style-name="Standard">66,3.167,1.961,-1.206</text:p>
      <text:p text:style-name="Standard">67,2.2,1.933,-0.267</text:p>
      <text:p text:style-name="Standard">68,2.167,1.933,-0.234</text:p>
      <text:p text:style-name="Standard">69,2.75,2.073,-0.677</text:p>
      <text:p text:style-name="Standard">70,1.2,1.939,0.739</text:p>
      <text:p text:style-name="Standard">71,0.6,1.972,1.372</text:p>
      <text:p text:style-name="Standard">72,4.667,1.972,-2.695</text:p>
      <text:p text:style-name="Standard">73,2.4,2.022,-0.378</text:p>
      <text:p text:style-name="Standard">74,1.2,1.844,0.644</text:p>
      <text:p text:style-name="Standard">75,0.5,2.017,1.517</text:p>
      <text:p text:style-name="Standard">76,2.5,1.95,-0.55</text:p>
      <text:p text:style-name="Standard">77,1.4,1.872,0.472</text:p>
      <text:p text:style-name="Standard">78,3.8,2.056,-1.744</text:p>
      <text:p text:style-name="Standard">79,4.4,1.894,-2.506</text:p>
      <text:p text:style-name="Standard">80,4.833,2.045,-2.789</text:p>
      <text:p text:style-name="Standard"><text:soft-page-break/>81,1,1.821,0.821</text:p>
      <text:p text:style-name="Standard">82,4.167,2.022,-2.144</text:p>
      <text:p text:style-name="Standard">83,1.5,2.006,0.506</text:p>
      <text:p text:style-name="Standard">84,1,2.006,1.006</text:p>
      <text:p text:style-name="Standard">85,4.5,1.922,-2.578</text:p>
      <text:p text:style-name="Standard">86,3.2,2.05,-1.15</text:p>
      <text:p text:style-name="Standard">87,3.667,1.888,-1.778</text:p>
      <text:p text:style-name="Standard">88,0,1.978,1.978</text:p>
      <text:p text:style-name="Standard">89,2.6,1.933,-0.667</text:p>
      <text:p text:style-name="Standard">90,0.667,1.983,1.317</text:p>
      <text:p text:style-name="Standard">91,2.2,2.039,-0.161</text:p>
      <text:p text:style-name="Standard">92,2.2,2.089,-0.111</text:p>
      <text:p text:style-name="Standard">93,1.2,1.989,0.789</text:p>
      <text:p text:style-name="Standard">94,1,1.916,0.916</text:p>
      <text:p text:style-name="Standard">95,2.8,2.05,-0.75</text:p>
      <text:p text:style-name="Standard">96,1,1.994,0.994</text:p>
      <text:p text:style-name="Standard">97,0,2.14,2.14</text:p>
      <text:p text:style-name="Standard">98,3.667,1.771,-1.896</text:p>
      <text:p text:style-name="Standard">99,0,2.017,2.017</text:p>
      <text:p text:style-name="Standard">100,0.333,1.883,1.549</text:p>
      <text:p text:style-name="Standard">1,2.5,1.957,-0.543</text:p>
      <text:p text:style-name="Standard">2,1.333,2.023,0.69</text:p>
      <text:p text:style-name="Standard">3,4.167,2.033,-2.134</text:p>
      <text:p text:style-name="Standard">4,1.4,1.948,0.548</text:p>
      <text:p text:style-name="Standard">5,1.833,1.967,0.133</text:p>
      <text:p text:style-name="Standard">6,0.8,1.967,1.167</text:p>
      <text:p text:style-name="Standard">7,3,1.99,-1.01</text:p>
      <text:p text:style-name="Standard">8,4.2,2,-2.2</text:p>
      <text:p text:style-name="Standard">9,1.8,2.037,0.237</text:p>
      <text:p text:style-name="Standard">10,2,2.009,0.009</text:p>
      <text:p text:style-name="Standard">11,1.167,2.037,0.871</text:p>
      <text:p text:style-name="Standard">12,3,2.014,-0.986</text:p>
      <text:p text:style-name="Standard">13,3.5,2.033,-1.467</text:p>
      <text:p text:style-name="Standard">14,0,2.033,2.033</text:p>
      <text:p text:style-name="Standard">15,1.6,1.995,0.395</text:p>
      <text:p text:style-name="Standard">16,3,2.037,-0.963</text:p>
      <text:p text:style-name="Standard">17,0.333,1.934,1.6</text:p>
      <text:p text:style-name="Standard">18,2.167,1.952,-0.214</text:p>
      <text:p text:style-name="Standard">19,2,1.971,-0.029</text:p>
      <text:p text:style-name="Standard">20,3.167,1.981,-1.186</text:p>
      <text:p text:style-name="Standard">21,1.4,2.019,0.619</text:p>
      <text:p text:style-name="Standard">22,2,1.886,-0.114</text:p>
      <text:p text:style-name="Standard">23,1.833,1.952,0.119</text:p>
      <text:p text:style-name="Standard">24,2,2.07,0.07</text:p>
      <text:p text:style-name="Standard">25,1.75,1.867,0.117</text:p>
      <text:p text:style-name="Standard">26,1.5,1.934,0.434</text:p>
      <text:p text:style-name="Standard">27,1.5,1.99,0.49</text:p>
      <text:p text:style-name="Standard">28,0.833,1.938,1.105</text:p>
      <text:p text:style-name="Standard">29,2,1.891,-0.109</text:p>
      <text:p text:style-name="Standard">30,1.333,1.971,0.638</text:p>
      <text:p text:style-name="Standard">31,1,2.037,1.037</text:p>
      <text:p text:style-name="Standard"><text:soft-page-break/>32,0.667,2,1.333</text:p>
      <text:p text:style-name="Standard">33,3.5,2.004,-1.496</text:p>
      <text:p text:style-name="Standard">34,3.167,2.009,-1.158</text:p>
      <text:p text:style-name="Standard">35,3.25,1.99,-1.26</text:p>
      <text:p text:style-name="Standard">36,1.4,2.014,0.614</text:p>
      <text:p text:style-name="Standard">37,3.667,2.037,-1.629</text:p>
      <text:p text:style-name="Standard">38,0.667,1.981,1.314</text:p>
      <text:p text:style-name="Standard">39,2,2.019,0.019</text:p>
      <text:p text:style-name="Standard">40,0,2.019,2.019</text:p>
      <text:p text:style-name="Standard">41,0,2.047,2.047</text:p>
      <text:p text:style-name="Standard">42,2.6,1.919,-0.681</text:p>
      <text:p text:style-name="Standard">43,0,1.967,1.967</text:p>
      <text:p text:style-name="Standard">44,3,2.042,-0.958</text:p>
      <text:p text:style-name="Standard">45,3.667,2.075,-1.591</text:p>
      <text:p text:style-name="Standard">46,1.833,2.07,0.237</text:p>
      <text:p text:style-name="Standard">47,2,1.858,-0.142</text:p>
      <text:p text:style-name="Standard">48,1.2,2.137,0.937</text:p>
      <text:p text:style-name="Standard">49,4.8,2.113,-2.687</text:p>
      <text:p text:style-name="Standard">50,2,1.91,-0.09</text:p>
      <text:p text:style-name="Standard">51,0.8,1.938,1.138</text:p>
      <text:p text:style-name="Standard">52,2.2,1.849,-0.351</text:p>
      <text:p text:style-name="Standard">53,1,1.962,0.962</text:p>
      <text:p text:style-name="Standard">54,0.167,2.004,1.838</text:p>
      <text:p text:style-name="Standard">55,0.2,1.858,1.658</text:p>
      <text:p text:style-name="Standard">56,2.167,1.976,-0.191</text:p>
      <text:p text:style-name="Standard">57,1.167,2.075,0.909</text:p>
      <text:p text:style-name="Standard">58,1,1.962,0.962</text:p>
      <text:p text:style-name="Standard">59,1,1.934,0.934</text:p>
      <text:p text:style-name="Standard">60,0.667,2.085,1.418</text:p>
      <text:p text:style-name="Standard">61,2.6,2.052,-0.548</text:p>
      <text:p text:style-name="Standard">62,1.6,1.976,0.376</text:p>
      <text:p text:style-name="Standard">63,1,2.028,1.028</text:p>
      <text:p text:style-name="Standard">64,1,1.962,0.962</text:p>
      <text:p text:style-name="Standard">65,0.5,1.986,1.486</text:p>
      <text:p text:style-name="Standard">66,1,1.99,0.99</text:p>
      <text:p text:style-name="Standard">67,3.6,2.052,-1.548</text:p>
      <text:p text:style-name="Standard">68,3,1.986,-1.014</text:p>
      <text:p text:style-name="Standard">69,1.5,1.934,0.434</text:p>
      <text:p text:style-name="Standard">70,0.167,1.981,1.814</text:p>
      <text:p text:style-name="Standard">71,1.4,1.844,0.444</text:p>
      <text:p text:style-name="Standard">72,0.5,1.99,1.49</text:p>
      <text:p text:style-name="Standard">73,1.6,1.924,0.324</text:p>
      <text:p text:style-name="Standard">74,0.333,1.934,1.6</text:p>
      <text:p text:style-name="Standard">75,2.667,2.033,-0.634</text:p>
      <text:p text:style-name="Standard">76,2.333,2.009,-0.324</text:p>
      <text:p text:style-name="Standard">77,0.333,2.056,1.723</text:p>
      <text:p text:style-name="Standard">78,3,1.83,-1.17</text:p>
      <text:p text:style-name="Standard">79,4.2,1.867,-2.333</text:p>
      <text:p text:style-name="Standard">80,3.2,1.962,-1.238</text:p>
      <text:p text:style-name="Standard">81,4.4,1.971,-2.429</text:p>
      <text:p text:style-name="Standard">82,2.333,2.042,-0.291</text:p>
      <text:p text:style-name="Standard"><text:soft-page-break/>83,3.6,2.042,-1.558</text:p>
      <text:p text:style-name="Standard">84,2.833,1.981,-0.853</text:p>
      <text:p text:style-name="Standard">85,2.5,2.056,-0.444</text:p>
      <text:p text:style-name="Standard">86,1.2,1.919,0.719</text:p>
      <text:p text:style-name="Standard">87,0.2,1.863,1.663</text:p>
      <text:p text:style-name="Standard">88,0.833,2.061,1.228</text:p>
      <text:p text:style-name="Standard">89,1.167,2.047,0.88</text:p>
      <text:p text:style-name="Standard">90,3.333,1.952,-1.381</text:p>
      <text:p text:style-name="Standard">91,3.4,2.075,-1.325</text:p>
      <text:p text:style-name="Standard">92,1.6,1.886,0.286</text:p>
      <text:p text:style-name="Standard">93,2,1.891,-0.109</text:p>
      <text:p text:style-name="Standard">94,2.8,1.99,-0.81</text:p>
      <text:p text:style-name="Standard">95,1.8,2.019,0.219</text:p>
      <text:p text:style-name="Standard">96,0,2.009,2.009</text:p>
      <text:p text:style-name="Standard">97,0,2.052,2.052</text:p>
      <text:p text:style-name="Standard">98,1.2,1.934,0.734</text:p>
      <text:p text:style-name="Standard">99,1.667,2.014,0.347</text:p>
      <text:p text:style-name="Standard">100,1.667,1.986,0.319</text:p>
      <text:p text:style-name="Standard">1,0,1.896,1.896</text:p>
      <text:p text:style-name="Standard">2,3,2.008,-0.992</text:p>
      <text:p text:style-name="Standard">3,1.833,1.997,0.164</text:p>
      <text:p text:style-name="Standard">4,1.667,1.963,0.297</text:p>
      <text:p text:style-name="Standard">5,1.6,2.003,0.403</text:p>
      <text:p text:style-name="Standard">6,0.8,2.003,1.203</text:p>
      <text:p text:style-name="Standard">7,2.8,1.963,-0.837</text:p>
      <text:p text:style-name="Standard">8,2,1.879,-0.121</text:p>
      <text:p text:style-name="Standard">9,1.4,1.946,0.546</text:p>
      <text:p text:style-name="Standard">10,2.833,1.969,-0.864</text:p>
      <text:p text:style-name="Standard">11,3.5,1.862,-1.638</text:p>
      <text:p text:style-name="Standard">12,1.833,1.845,0.012</text:p>
      <text:p text:style-name="Standard">13,2.75,1.969,-0.781</text:p>
      <text:p text:style-name="Standard">14,1.4,1.93,0.53</text:p>
      <text:p text:style-name="Standard">15,3.6,1.935,-1.665</text:p>
      <text:p text:style-name="Standard">16,1.25,1.963,0.713</text:p>
      <text:p text:style-name="Standard">17,1.8,1.811,0.011</text:p>
      <text:p text:style-name="Standard">18,3,1.795,-1.205</text:p>
      <text:p text:style-name="Standard">19,2.75,2.053,-0.697</text:p>
      <text:p text:style-name="Standard">20,2.8,2.048,-0.752</text:p>
      <text:p text:style-name="Standard">21,3.2,1.997,-1.203</text:p>
      <text:p text:style-name="Standard">22,0.6,1.834,1.234</text:p>
      <text:p text:style-name="Standard">23,2.6,2.008,-0.592</text:p>
      <text:p text:style-name="Standard">24,0.75,2.053,1.303</text:p>
      <text:p text:style-name="Standard">25,2.8,1.98,-0.82</text:p>
      <text:p text:style-name="Standard">26,1.5,2.065,0.565</text:p>
      <text:p text:style-name="Standard">27,1,2.014,1.014</text:p>
      <text:p text:style-name="Standard">28,1.5,1.941,0.441</text:p>
      <text:p text:style-name="Standard">29,0.6,1.879,1.279</text:p>
      <text:p text:style-name="Standard">30,1,1.918,0.918</text:p>
      <text:p text:style-name="Standard">31,1,2.02,1.02</text:p>
      <text:p text:style-name="Standard">32,3.2,1.952,-1.248</text:p>
      <text:p text:style-name="Standard">33,0,1.958,1.958</text:p>
      <text:p text:style-name="Standard"><text:soft-page-break/>34,1.4,2.008,0.608</text:p>
      <text:p text:style-name="Standard">35,3.8,1.986,-1.814</text:p>
      <text:p text:style-name="Standard">36,2.833,2.003,-0.831</text:p>
      <text:p text:style-name="Standard">37,1.2,1.885,0.685</text:p>
      <text:p text:style-name="Standard">38,1.2,1.918,0.718</text:p>
      <text:p text:style-name="Standard">39,2.6,1.823,-0.777</text:p>
      <text:p text:style-name="Standard">40,2.8,1.997,-0.803</text:p>
      <text:p text:style-name="Standard">41,2.4,1.946,-0.454</text:p>
      <text:p text:style-name="Standard">42,0.8,2.053,1.253</text:p>
      <text:p text:style-name="Standard">43,0.5,1.941,1.441</text:p>
      <text:p text:style-name="Standard">44,1.5,2.087,0.587</text:p>
      <text:p text:style-name="Standard">45,2.8,1.975,-0.825</text:p>
      <text:p text:style-name="Standard">46,2,1.935,-0.065</text:p>
      <text:p text:style-name="Standard">47,1.667,1.935,0.268</text:p>
      <text:p text:style-name="Standard">48,3.333,1.969,-1.364</text:p>
      <text:p text:style-name="Standard">49,0.6,1.817,1.217</text:p>
      <text:p text:style-name="Standard">50,0,2.02,2.02</text:p>
      <text:p text:style-name="Standard">51,4.167,1.885,-2.282</text:p>
      <text:p text:style-name="Standard">52,0,1.856,1.856</text:p>
      <text:p text:style-name="Standard">53,4.5,1.918,-2.582</text:p>
      <text:p text:style-name="Standard">54,0.8,2.025,1.225</text:p>
      <text:p text:style-name="Standard">55,0.8,1.952,1.152</text:p>
      <text:p text:style-name="Standard">56,0.833,1.991,1.158</text:p>
      <text:p text:style-name="Standard">57,2.333,1.856,-0.477</text:p>
      <text:p text:style-name="Standard">58,2,1.845,-0.155</text:p>
      <text:p text:style-name="Standard">59,2,1.93,-0.07</text:p>
      <text:p text:style-name="Standard">60,3.5,1.958,-1.542</text:p>
      <text:p text:style-name="Standard">61,2,2.036,0.036</text:p>
      <text:p text:style-name="Standard">62,2.8,1.907,-0.893</text:p>
      <text:p text:style-name="Standard">63,2,1.98,-0.02</text:p>
      <text:p text:style-name="Standard">64,1.8,2.036,0.236</text:p>
      <text:p text:style-name="Standard">65,2.333,2.031,-0.303</text:p>
      <text:p text:style-name="Standard">66,2,1.885,-0.115</text:p>
      <text:p text:style-name="Standard">67,4.714,1.997,-2.717</text:p>
      <text:p text:style-name="Standard">68,0,2.025,2.025</text:p>
      <text:p text:style-name="Standard">69,3,2.025,-0.975</text:p>
      <text:p text:style-name="Standard">70,0.6,1.997,1.397</text:p>
      <text:p text:style-name="Standard">71,0.667,1.845,1.178</text:p>
      <text:p text:style-name="Standard">72,2.5,1.952,-0.548</text:p>
      <text:p text:style-name="Standard">73,2.75,2.008,-0.742</text:p>
      <text:p text:style-name="Standard">74,1.5,1.997,0.497</text:p>
      <text:p text:style-name="Standard">75,1,2.042,1.042</text:p>
      <text:p text:style-name="Standard">76,1,1.924,0.924</text:p>
      <text:p text:style-name="Standard">77,2.6,1.963,-0.637</text:p>
      <text:p text:style-name="Standard">78,1.25,1.918,0.668</text:p>
      <text:p text:style-name="Standard">79,1,1.952,0.952</text:p>
      <text:p text:style-name="Standard">80,0.4,2.036,1.636</text:p>
      <text:p text:style-name="Standard">81,2,1.958,-0.042</text:p>
      <text:p text:style-name="Standard">82,4.333,1.89,-2.443</text:p>
      <text:p text:style-name="Standard">83,1.6,1.845,0.245</text:p>
      <text:p text:style-name="Standard">84,4.2,1.856,-2.344</text:p>
      <text:p text:style-name="Standard"><text:soft-page-break/>85,0.2,1.997,1.797</text:p>
      <text:p text:style-name="Standard">86,1.6,1.789,0.189</text:p>
      <text:p text:style-name="Standard">87,0.167,2.076,1.909</text:p>
      <text:p text:style-name="Standard">88,0.667,1.918,1.252</text:p>
      <text:p text:style-name="Standard">89,3.6,1.997,-1.603</text:p>
      <text:p text:style-name="Standard">90,3,1.98,-1.02</text:p>
      <text:p text:style-name="Standard">91,4.6,1.958,-2.642</text:p>
      <text:p text:style-name="Standard">92,2.8,2.008,-0.792</text:p>
      <text:p text:style-name="Standard">93,1.5,1.879,0.379</text:p>
      <text:p text:style-name="Standard">94,3,1.896,-1.104</text:p>
      <text:p text:style-name="Standard">95,2.167,1.941,-0.226</text:p>
      <text:p text:style-name="Standard">96,1,1.93,0.93</text:p>
      <text:p text:style-name="Standard">97,3.8,1.941,-1.859</text:p>
      <text:p text:style-name="Standard">98,1.429,1.941,0.512</text:p>
      <text:p text:style-name="Standard">99,1.8,1.851,0.051</text:p>
      <text:p text:style-name="Standard">100,4.2,2.16,-2.04</text:p>
      <text:p text:style-name="Standard">1,1.75,1.939,0.189</text:p>
      <text:p text:style-name="Standard">2,2,1.939,-0.061</text:p>
      <text:p text:style-name="Standard">3,1,1.939,0.939</text:p>
      <text:p text:style-name="Standard">4,2,1.939,-0.061</text:p>
      <text:p text:style-name="Standard">5,1.8,1.939,0.139</text:p>
      <text:p text:style-name="Standard">6,2.833,1.939,-0.894</text:p>
      <text:p text:style-name="Standard">7,0,1.939,1.939</text:p>
      <text:p text:style-name="Standard">8,1.4,1.939,0.539</text:p>
      <text:p text:style-name="Standard">9,0.6,1.939,1.339</text:p>
      <text:p text:style-name="Standard">10,3.2,1.939,-1.261</text:p>
      <text:p text:style-name="Standard">11,4.333,1.939,-2.394</text:p>
      <text:p text:style-name="Standard">12,4.2,1.939,-2.261</text:p>
      <text:p text:style-name="Standard">13,5,1.939,-3.061</text:p>
      <text:p text:style-name="Standard">14,2,1.939,-0.061</text:p>
      <text:p text:style-name="Standard">15,3.167,1.939,-1.227</text:p>
      <text:p text:style-name="Standard">16,2,1.939,-0.061</text:p>
      <text:p text:style-name="Standard">17,2.5,1.939,-0.561</text:p>
      <text:p text:style-name="Standard">18,3.2,1.939,-1.261</text:p>
      <text:p text:style-name="Standard">19,2.4,1.939,-0.461</text:p>
      <text:p text:style-name="Standard">20,1.333,1.939,0.606</text:p>
      <text:p text:style-name="Standard">21,4.6,1.939,-2.661</text:p>
      <text:p text:style-name="Standard">22,3,1.939,-1.061</text:p>
      <text:p text:style-name="Standard">23,1.8,1.939,0.139</text:p>
      <text:p text:style-name="Standard">24,1.6,1.939,0.339</text:p>
      <text:p text:style-name="Standard">25,2.4,1.939,-0.461</text:p>
      <text:p text:style-name="Standard">26,4.4,1.939,-2.461</text:p>
      <text:p text:style-name="Standard">27,3.4,1.939,-1.461</text:p>
      <text:p text:style-name="Standard">28,1.4,1.939,0.539</text:p>
      <text:p text:style-name="Standard">29,2.2,1.939,-0.261</text:p>
      <text:p text:style-name="Standard">30,1.6,1.939,0.339</text:p>
      <text:p text:style-name="Standard">31,1.6,1.939,0.339</text:p>
      <text:p text:style-name="Standard">32,1.8,1.939,0.139</text:p>
      <text:p text:style-name="Standard">33,0.6,1.939,1.339</text:p>
      <text:p text:style-name="Standard">34,1,1.939,0.939</text:p>
      <text:p text:style-name="Standard">35,4,1.939,-2.061</text:p>
      <text:p text:style-name="Standard"><text:soft-page-break/>36,1.167,1.939,0.773</text:p>
      <text:p text:style-name="Standard">37,2.25,1.939,-0.311</text:p>
      <text:p text:style-name="Standard">38,3.4,1.939,-1.461</text:p>
      <text:p text:style-name="Standard">39,1.167,1.939,0.773</text:p>
      <text:p text:style-name="Standard">40,3.75,1.939,-1.811</text:p>
      <text:p text:style-name="Standard">41,4.667,1.939,-2.727</text:p>
      <text:p text:style-name="Standard">42,0,1.939,1.939</text:p>
      <text:p text:style-name="Standard">43,1.4,1.939,0.539</text:p>
      <text:p text:style-name="Standard">44,3.4,1.939,-1.461</text:p>
      <text:p text:style-name="Standard">45,4,1.939,-2.061</text:p>
      <text:p text:style-name="Standard">46,1.5,1.939,0.439</text:p>
      <text:p text:style-name="Standard">47,4.2,1.939,-2.261</text:p>
      <text:p text:style-name="Standard">48,3.167,1.939,-1.227</text:p>
      <text:p text:style-name="Standard">49,2.5,1.939,-0.561</text:p>
      <text:p text:style-name="Standard">50,2,1.939,-0.061</text:p>
      <text:p text:style-name="Standard">51,3.2,1.939,-1.261</text:p>
      <text:p text:style-name="Standard">52,2.2,1.939,-0.261</text:p>
      <text:p text:style-name="Standard">53,1.167,1.939,0.773</text:p>
      <text:p text:style-name="Standard">54,2,1.939,-0.061</text:p>
      <text:p text:style-name="Standard">55,1.2,1.939,0.739</text:p>
      <text:p text:style-name="Standard">56,4.4,1.939,-2.461</text:p>
      <text:p text:style-name="Standard">57,2,1.939,-0.061</text:p>
      <text:p text:style-name="Standard">58,0.75,1.939,1.189</text:p>
      <text:p text:style-name="Standard">59,2.5,1.939,-0.561</text:p>
      <text:p text:style-name="Standard">60,2,1.939,-0.061</text:p>
      <text:p text:style-name="Standard">61,0.167,1.939,1.773</text:p>
      <text:p text:style-name="Standard">62,1.167,1.939,0.773</text:p>
      <text:p text:style-name="Standard">63,0,1.939,1.939</text:p>
      <text:p text:style-name="Standard">64,4.167,1.939,-2.227</text:p>
      <text:p text:style-name="Standard">65,2.667,1.939,-0.727</text:p>
      <text:p text:style-name="Standard">66,2,1.939,-0.061</text:p>
      <text:p text:style-name="Standard">67,2,1.939,-0.061</text:p>
      <text:p text:style-name="Standard">68,1,1.939,0.939</text:p>
      <text:p text:style-name="Standard">69,3.8,1.939,-1.861</text:p>
      <text:p text:style-name="Standard">70,2.2,1.939,-0.261</text:p>
      <text:p text:style-name="Standard">71,3,1.939,-1.061</text:p>
      <text:p text:style-name="Standard">72,4.2,1.939,-2.261</text:p>
      <text:p text:style-name="Standard">73,2.833,1.939,-0.894</text:p>
      <text:p text:style-name="Standard">74,3.833,1.939,-1.894</text:p>
      <text:p text:style-name="Standard">75,1.8,1.939,0.139</text:p>
      <text:p text:style-name="Standard">76,0.8,1.939,1.139</text:p>
      <text:p text:style-name="Standard">77,1.333,1.939,0.606</text:p>
      <text:p text:style-name="Standard">78,0.5,1.939,1.439</text:p>
      <text:p text:style-name="Standard">79,2.833,1.939,-0.894</text:p>
      <text:p text:style-name="Standard">80,2,1.939,-0.061</text:p>
      <text:p text:style-name="Standard">81,2,1.939,-0.061</text:p>
      <text:p text:style-name="Standard">82,3,1.939,-1.061</text:p>
      <text:p text:style-name="Standard">83,4.2,1.939,-2.261</text:p>
      <text:p text:style-name="Standard">84,0,1.939,1.939</text:p>
      <text:p text:style-name="Standard">85,0.167,1.939,1.773</text:p>
      <text:p text:style-name="Standard">86,0.25,1.939,1.689</text:p>
      <text:p text:style-name="Standard"><text:soft-page-break/>87,1.8,1.939,0.139</text:p>
      <text:p text:style-name="Standard">88,0.5,1.939,1.439</text:p>
      <text:p text:style-name="Standard">89,2.667,1.939,-0.727</text:p>
      <text:p text:style-name="Standard">90,0.833,1.939,1.106</text:p>
      <text:p text:style-name="Standard">91,3,1.939,-1.061</text:p>
      <text:p text:style-name="Standard">92,1.4,1.939,0.539</text:p>
      <text:p text:style-name="Standard">93,2.333,1.939,-0.394</text:p>
      <text:p text:style-name="Standard">94,1.5,1.939,0.439</text:p>
      <text:p text:style-name="Standard">95,3.667,1.939,-1.727</text:p>
      <text:p text:style-name="Standard">96,0,1.939,1.939</text:p>
      <text:p text:style-name="Standard">97,1.2,1.939,0.739</text:p>
      <text:p text:style-name="Standard">98,3,1.939,-1.061</text:p>
      <text:p text:style-name="Standard">99,4.2,1.939,-2.261</text:p>
      <text:p text:style-name="Standard">100,0.6,1.939,1.339</text:p>
      <text:p text:style-name="Standard">1,4,2.062,-1.938</text:p>
      <text:p text:style-name="Standard">2,2.6,2.062,-0.538</text:p>
      <text:p text:style-name="Standard">3,1.4,1.942,0.542</text:p>
      <text:p text:style-name="Standard">4,1.333,2.002,0.669</text:p>
      <text:p text:style-name="Standard">5,1.8,1.835,0.035</text:p>
      <text:p text:style-name="Standard">6,2.833,2.102,-0.732</text:p>
      <text:p text:style-name="Standard">7,2.2,2.055,-0.145</text:p>
      <text:p text:style-name="Standard">8,2.5,2.088,-0.412</text:p>
      <text:p text:style-name="Standard">9,0.167,1.989,1.822</text:p>
      <text:p text:style-name="Standard">10,0.167,1.969,1.802</text:p>
      <text:p text:style-name="Standard">11,1.5,2.002,0.502</text:p>
      <text:p text:style-name="Standard">12,1.2,1.955,0.755</text:p>
      <text:p text:style-name="Standard">13,1.667,1.982,0.315</text:p>
      <text:p text:style-name="Standard">14,0.6,2.055,1.455</text:p>
      <text:p text:style-name="Standard">15,1.4,2.088,0.688</text:p>
      <text:p text:style-name="Standard">16,2.2,1.922,-0.278</text:p>
      <text:p text:style-name="Standard">17,4,1.995,-2.005</text:p>
      <text:p text:style-name="Standard">18,0.667,1.922,1.255</text:p>
      <text:p text:style-name="Standard">19,1.333,2.182,0.848</text:p>
      <text:p text:style-name="Standard">20,4.167,1.942,-2.225</text:p>
      <text:p text:style-name="Standard">21,0.6,1.962,1.362</text:p>
      <text:p text:style-name="Standard">22,0.667,1.982,1.315</text:p>
      <text:p text:style-name="Standard">23,1.667,2.055,0.388</text:p>
      <text:p text:style-name="Standard">24,3,1.989,-1.011</text:p>
      <text:p text:style-name="Standard">25,0.667,1.995,1.329</text:p>
      <text:p text:style-name="Standard">26,1,2.095,1.095</text:p>
      <text:p text:style-name="Standard">27,1.167,2.029,0.862</text:p>
      <text:p text:style-name="Standard">28,3.333,1.842,-1.491</text:p>
      <text:p text:style-name="Standard">29,3.333,1.909,-1.425</text:p>
      <text:p text:style-name="Standard">30,1,1.849,0.849</text:p>
      <text:p text:style-name="Standard">31,3.167,1.982,-1.185</text:p>
      <text:p text:style-name="Standard">32,1.6,2.108,0.508</text:p>
      <text:p text:style-name="Standard">33,3.25,1.802,-1.448</text:p>
      <text:p text:style-name="Standard">34,2,2.048,0.048</text:p>
      <text:p text:style-name="Standard">35,1.8,2.048,0.248</text:p>
      <text:p text:style-name="Standard">36,1.25,2.075,0.825</text:p>
      <text:p text:style-name="Standard">37,0.667,2.062,1.395</text:p>
      <text:p text:style-name="Standard"><text:soft-page-break/>38,0.4,2.035,1.635</text:p>
      <text:p text:style-name="Standard">39,1.6,2.115,0.515</text:p>
      <text:p text:style-name="Standard">40,1.2,1.889,0.689</text:p>
      <text:p text:style-name="Standard">41,0.5,1.909,1.409</text:p>
      <text:p text:style-name="Standard">42,2.833,1.955,-0.878</text:p>
      <text:p text:style-name="Standard">43,1.25,1.895,0.645</text:p>
      <text:p text:style-name="Standard">44,0.4,2.115,1.715</text:p>
      <text:p text:style-name="Standard">45,4.6,1.842,-2.758</text:p>
      <text:p text:style-name="Standard">46,3.667,1.949,-1.718</text:p>
      <text:p text:style-name="Standard">47,0.2,1.989,1.789</text:p>
      <text:p text:style-name="Standard">48,4.5,2.002,-2.498</text:p>
      <text:p text:style-name="Standard">49,1.333,2.002,0.669</text:p>
      <text:p text:style-name="Standard">50,0.4,1.989,1.589</text:p>
      <text:p text:style-name="Standard">51,4.429,1.962,-2.467</text:p>
      <text:p text:style-name="Standard">52,2.667,1.949,-0.718</text:p>
      <text:p text:style-name="Standard">53,1.6,2.162,0.562</text:p>
      <text:p text:style-name="Standard">54,1,2.002,1.002</text:p>
      <text:p text:style-name="Standard">55,1,2.115,1.115</text:p>
      <text:p text:style-name="Standard">56,2.5,2.029,-0.471</text:p>
      <text:p text:style-name="Standard">57,0.2,2.068,1.868</text:p>
      <text:p text:style-name="Standard">58,2,1.775,-0.225</text:p>
      <text:p text:style-name="Standard">59,1.333,2.035,0.702</text:p>
      <text:p text:style-name="Standard">60,2.5,2.068,-0.432</text:p>
      <text:p text:style-name="Standard">61,3.333,1.962,-1.371</text:p>
      <text:p text:style-name="Standard">62,2,1.802,-0.198</text:p>
      <text:p text:style-name="Standard">63,2.6,1.975,-0.625</text:p>
      <text:p text:style-name="Standard">64,2.4,2.009,-0.391</text:p>
      <text:p text:style-name="Standard">65,0.4,1.989,1.589</text:p>
      <text:p text:style-name="Standard">66,0.167,1.995,1.829</text:p>
      <text:p text:style-name="Standard">67,1.6,2.062,0.462</text:p>
      <text:p text:style-name="Standard">68,1.714,1.975,0.261</text:p>
      <text:p text:style-name="Standard">69,2.25,2.128,-0.122</text:p>
      <text:p text:style-name="Standard">70,2,1.989,-0.011</text:p>
      <text:p text:style-name="Standard">71,1.25,2.009,0.759</text:p>
      <text:p text:style-name="Standard">72,0,2.108,2.108</text:p>
      <text:p text:style-name="Standard">73,1,2.055,1.055</text:p>
      <text:p text:style-name="Standard">74,1,1.969,0.969</text:p>
      <text:p text:style-name="Standard">75,2.4,2.115,-0.285</text:p>
      <text:p text:style-name="Standard">76,1,2.042,1.042</text:p>
      <text:p text:style-name="Standard">77,4.2,2.255,-1.945</text:p>
      <text:p text:style-name="Standard">78,0,2.042,2.042</text:p>
      <text:p text:style-name="Standard">79,2,1.955,-0.045</text:p>
      <text:p text:style-name="Standard">80,1.5,1.995,0.495</text:p>
      <text:p text:style-name="Standard">81,3,2.248,-0.752</text:p>
      <text:p text:style-name="Standard">82,0.6,1.915,1.315</text:p>
      <text:p text:style-name="Standard">83,3.667,2.088,-1.578</text:p>
      <text:p text:style-name="Standard">84,2.8,1.855,-0.945</text:p>
      <text:p text:style-name="Standard">85,1,2.022,1.022</text:p>
      <text:p text:style-name="Standard">86,0.333,1.902,1.569</text:p>
      <text:p text:style-name="Standard">87,4.5,1.949,-2.551</text:p>
      <text:p text:style-name="Standard">88,3,2.015,-0.985</text:p>
      <text:p text:style-name="Standard"><text:soft-page-break/>89,1.167,2.015,0.849</text:p>
      <text:p text:style-name="Standard">90,1.4,1.955,0.555</text:p>
      <text:p text:style-name="Standard">91,1.2,1.902,0.702</text:p>
      <text:p text:style-name="Standard">92,0.286,1.942,1.656</text:p>
      <text:p text:style-name="Standard">93,2.4,2.128,-0.272</text:p>
      <text:p text:style-name="Standard">94,2.2,2.009,-0.191</text:p>
      <text:p text:style-name="Standard">95,1.2,2.088,0.888</text:p>
      <text:p text:style-name="Standard">96,0.2,2.048,1.848</text:p>
      <text:p text:style-name="Standard">97,1.6,1.935,0.335</text:p>
      <text:p text:style-name="Standard">98,1.75,2.162,0.412</text:p>
      <text:p text:style-name="Standard">99,0.833,2.088,1.255</text:p>
      <text:p text:style-name="Standard">100,2.25,1.975,-0.275</text:p>
      <text:p text:style-name="Standard">1,1.5,1.935,0.435</text:p>
      <text:p text:style-name="Standard">2,5,1.916,-3.084</text:p>
      <text:p text:style-name="Standard">3,1.833,1.966,0.132</text:p>
      <text:p text:style-name="Standard">4,3,1.997,-1.003</text:p>
      <text:p text:style-name="Standard">5,2.667,2.016,-0.651</text:p>
      <text:p text:style-name="Standard">6,1,1.997,0.997</text:p>
      <text:p text:style-name="Standard">7,1.833,1.866,0.033</text:p>
      <text:p text:style-name="Standard">8,2.6,2.028,-0.572</text:p>
      <text:p text:style-name="Standard">9,3,1.935,-1.065</text:p>
      <text:p text:style-name="Standard">10,2.8,1.966,-0.834</text:p>
      <text:p text:style-name="Standard">11,1.75,1.978,0.228</text:p>
      <text:p text:style-name="Standard">12,4.5,2.059,-2.441</text:p>
      <text:p text:style-name="Standard">13,3.4,2.066,-1.334</text:p>
      <text:p text:style-name="Standard">14,2.2,2.016,-0.184</text:p>
      <text:p text:style-name="Standard">15,4.333,1.978,-2.355</text:p>
      <text:p text:style-name="Standard">16,2.75,1.985,-0.765</text:p>
      <text:p text:style-name="Standard">17,1.8,1.797,-0.003</text:p>
      <text:p text:style-name="Standard">18,3,1.935,-1.065</text:p>
      <text:p text:style-name="Standard">19,0.2,1.928,1.728</text:p>
      <text:p text:style-name="Standard">20,3.5,1.978,-1.522</text:p>
      <text:p text:style-name="Standard">21,1.333,1.997,0.664</text:p>
      <text:p text:style-name="Standard">22,2.6,1.953,-0.647</text:p>
      <text:p text:style-name="Standard">23,3,2.003,-0.997</text:p>
      <text:p text:style-name="Standard">24,3.75,1.841,-1.909</text:p>
      <text:p text:style-name="Standard">25,3.6,1.841,-1.759</text:p>
      <text:p text:style-name="Standard">26,4,1.928,-2.072</text:p>
      <text:p text:style-name="Standard">27,1.667,1.96,0.293</text:p>
      <text:p text:style-name="Standard">28,3.333,2.022,-1.311</text:p>
      <text:p text:style-name="Standard">29,3.6,2.066,-1.534</text:p>
      <text:p text:style-name="Standard">30,0.6,2.091,1.491</text:p>
      <text:p text:style-name="Standard">31,2.6,1.785,-0.815</text:p>
      <text:p text:style-name="Standard">32,3.167,1.891,-1.276</text:p>
      <text:p text:style-name="Standard">33,3.833,1.797,-2.036</text:p>
      <text:p text:style-name="Standard">34,2.8,1.972,-0.828</text:p>
      <text:p text:style-name="Standard">35,1.2,1.91,0.71</text:p>
      <text:p text:style-name="Standard">36,0.6,1.941,1.341</text:p>
      <text:p text:style-name="Standard">37,1.4,1.941,0.541</text:p>
      <text:p text:style-name="Standard">38,2.25,1.947,-0.303</text:p>
      <text:p text:style-name="Standard">39,0.333,2.041,1.707</text:p>
      <text:p text:style-name="Standard"><text:soft-page-break/>40,3.167,2.053,-1.114</text:p>
      <text:p text:style-name="Standard">41,1.667,2.041,0.374</text:p>
      <text:p text:style-name="Standard">42,2.8,1.76,-1.04</text:p>
      <text:p text:style-name="Standard">43,4.6,1.878,-2.722</text:p>
      <text:p text:style-name="Standard">44,2,1.953,-0.047</text:p>
      <text:p text:style-name="Standard">45,1,1.922,0.922</text:p>
      <text:p text:style-name="Standard">46,1,1.81,0.81</text:p>
      <text:p text:style-name="Standard">47,1.75,1.785,0.035</text:p>
      <text:p text:style-name="Standard">48,1.8,1.991,0.191</text:p>
      <text:p text:style-name="Standard">49,2.25,1.847,-0.403</text:p>
      <text:p text:style-name="Standard">50,0.4,2.034,1.634</text:p>
      <text:p text:style-name="Standard">51,0.75,2.103,1.353</text:p>
      <text:p text:style-name="Standard">52,2.8,1.997,-0.803</text:p>
      <text:p text:style-name="Standard">53,1.75,1.91,0.16</text:p>
      <text:p text:style-name="Standard">54,1.167,1.779,0.612</text:p>
      <text:p text:style-name="Standard">55,3.333,1.991,-1.343</text:p>
      <text:p text:style-name="Standard">56,2,1.91,-0.09</text:p>
      <text:p text:style-name="Standard">57,2.167,1.935,-0.232</text:p>
      <text:p text:style-name="Standard">58,0,1.985,1.985</text:p>
      <text:p text:style-name="Standard">59,1.167,1.897,0.731</text:p>
      <text:p text:style-name="Standard">60,0.2,2.003,1.803</text:p>
      <text:p text:style-name="Standard">61,3,1.847,-1.153</text:p>
      <text:p text:style-name="Standard">62,2.833,1.941,-0.892</text:p>
      <text:p text:style-name="Standard">63,3.4,1.985,-1.415</text:p>
      <text:p text:style-name="Standard">64,0,1.897,1.897</text:p>
      <text:p text:style-name="Standard">65,0.4,1.997,1.597</text:p>
      <text:p text:style-name="Standard">66,0.8,2.059,1.259</text:p>
      <text:p text:style-name="Standard">67,2.5,1.997,-0.503</text:p>
      <text:p text:style-name="Standard">68,2.25,1.922,-0.328</text:p>
      <text:p text:style-name="Standard">69,3.8,1.966,-1.834</text:p>
      <text:p text:style-name="Standard">70,2.6,2.009,-0.591</text:p>
      <text:p text:style-name="Standard">71,1.5,1.916,0.416</text:p>
      <text:p text:style-name="Standard">72,1,2.034,1.034</text:p>
      <text:p text:style-name="Standard">73,3.833,1.947,-1.886</text:p>
      <text:p text:style-name="Standard">74,2.2,1.878,-0.322</text:p>
      <text:p text:style-name="Standard">75,1,1.81,0.81</text:p>
      <text:p text:style-name="Standard">76,0.333,2.009,1.676</text:p>
      <text:p text:style-name="Standard">77,3.4,2.009,-1.391</text:p>
      <text:p text:style-name="Standard">78,3,2.128,-0.872</text:p>
      <text:p text:style-name="Standard">79,1.4,1.804,0.404</text:p>
      <text:p text:style-name="Standard">80,1.75,1.947,0.197</text:p>
      <text:p text:style-name="Standard">81,1.75,1.76,0.01</text:p>
      <text:p text:style-name="Standard">82,0.8,1.885,1.085</text:p>
      <text:p text:style-name="Standard">83,2.2,1.985,-0.215</text:p>
      <text:p text:style-name="Standard">84,2,1.935,-0.065</text:p>
      <text:p text:style-name="Standard">85,2,1.916,-0.084</text:p>
      <text:p text:style-name="Standard">86,2.4,1.947,-0.453</text:p>
      <text:p text:style-name="Standard">87,0,2.053,2.053</text:p>
      <text:p text:style-name="Standard">88,2.5,1.935,-0.565</text:p>
      <text:p text:style-name="Standard">89,1.75,1.81,0.06</text:p>
      <text:p text:style-name="Standard">90,2.8,2.041,-0.759</text:p>
      <text:p text:style-name="Standard"><text:soft-page-break/>91,0,2.028,2.028</text:p>
      <text:p text:style-name="Standard">92,1.5,1.972,0.472</text:p>
      <text:p text:style-name="Standard">93,1.8,1.991,0.191</text:p>
      <text:p text:style-name="Standard">94,1,2.016,1.016</text:p>
      <text:p text:style-name="Standard">95,1.667,1.866,0.199</text:p>
      <text:p text:style-name="Standard">96,1,2.041,1.041</text:p>
      <text:p text:style-name="Standard">97,0.2,1.947,1.747</text:p>
      <text:p text:style-name="Standard">98,1.6,2.066,0.466</text:p>
      <text:p text:style-name="Standard">99,1.2,2.003,0.803</text:p>
      <text:p text:style-name="Standard">100,2.8,2.016,-0.784</text:p>
      <text:p text:style-name="Standard">1,3.5,1.976,-1.524</text:p>
      <text:p text:style-name="Standard">2,1.333,1.957,0.624</text:p>
      <text:p text:style-name="Standard">3,2.8,2.017,-0.783</text:p>
      <text:p text:style-name="Standard">4,1.6,1.967,0.367</text:p>
      <text:p text:style-name="Standard">5,1.4,1.976,0.576</text:p>
      <text:p text:style-name="Standard">6,2.6,2.031,-0.569</text:p>
      <text:p text:style-name="Standard">7,0.25,2.04,1.79</text:p>
      <text:p text:style-name="Standard">8,0,2.068,2.068</text:p>
      <text:p text:style-name="Standard">9,1.667,1.861,0.194</text:p>
      <text:p text:style-name="Standard">10,0.333,1.902,1.569</text:p>
      <text:p text:style-name="Standard">11,2,1.994,-0.006</text:p>
      <text:p text:style-name="Standard">12,2.75,1.957,-0.793</text:p>
      <text:p text:style-name="Standard">13,2.2,2.045,-0.155</text:p>
      <text:p text:style-name="Standard">14,4.6,2.136,-2.464</text:p>
      <text:p text:style-name="Standard">15,2.167,1.884,-0.283</text:p>
      <text:p text:style-name="Standard">16,1.2,1.884,0.684</text:p>
      <text:p text:style-name="Standard">17,1.6,2.026,0.426</text:p>
      <text:p text:style-name="Standard">18,2.25,1.934,-0.316</text:p>
      <text:p text:style-name="Standard">19,0.8,1.99,1.19</text:p>
      <text:p text:style-name="Standard">20,0,1.911,1.911</text:p>
      <text:p text:style-name="Standard">21,1.2,2.022,0.822</text:p>
      <text:p text:style-name="Standard">22,2.8,1.98,-0.82</text:p>
      <text:p text:style-name="Standard">23,3,1.852,-1.148</text:p>
      <text:p text:style-name="Standard">24,4.8,1.944,-2.856</text:p>
      <text:p text:style-name="Standard">25,1.833,1.939,0.106</text:p>
      <text:p text:style-name="Standard">26,0.333,1.948,1.615</text:p>
      <text:p text:style-name="Standard">27,1.25,2.035,0.785</text:p>
      <text:p text:style-name="Standard">28,1.6,1.98,0.38</text:p>
      <text:p text:style-name="Standard">29,1.2,1.911,0.711</text:p>
      <text:p text:style-name="Standard">30,3.2,1.976,-1.224</text:p>
      <text:p text:style-name="Standard">31,0.6,1.944,1.344</text:p>
      <text:p text:style-name="Standard">32,2.8,2.008,-0.792</text:p>
      <text:p text:style-name="Standard">33,2.4,2.008,-0.392</text:p>
      <text:p text:style-name="Standard">34,1.4,1.976,0.576</text:p>
      <text:p text:style-name="Standard">35,0.5,1.99,1.49</text:p>
      <text:p text:style-name="Standard">36,3.4,1.976,-1.424</text:p>
      <text:p text:style-name="Standard">37,0.2,2.026,1.826</text:p>
      <text:p text:style-name="Standard">38,2.333,1.948,-0.385</text:p>
      <text:p text:style-name="Standard">39,1.6,1.999,0.399</text:p>
      <text:p text:style-name="Standard">40,2.8,2.04,-0.76</text:p>
      <text:p text:style-name="Standard">41,0.6,2.054,1.454</text:p>
      <text:p text:style-name="Standard"><text:soft-page-break/>42,0.2,2.068,1.868</text:p>
      <text:p text:style-name="Standard">43,3.333,1.875,-1.459</text:p>
      <text:p text:style-name="Standard">44,1.667,1.957,0.291</text:p>
      <text:p text:style-name="Standard">45,2.8,2.003,-0.797</text:p>
      <text:p text:style-name="Standard">46,3.333,1.957,-1.376</text:p>
      <text:p text:style-name="Standard">47,2.4,2.068,-0.332</text:p>
      <text:p text:style-name="Standard">48,0.5,1.953,1.453</text:p>
      <text:p text:style-name="Standard">49,1.4,2.049,0.649</text:p>
      <text:p text:style-name="Standard">50,1.2,2.068,0.868</text:p>
      <text:p text:style-name="Standard">51,2.4,1.806,-0.594</text:p>
      <text:p text:style-name="Standard">52,4,2.026,-1.974</text:p>
      <text:p text:style-name="Standard">53,2.167,1.907,-0.26</text:p>
      <text:p text:style-name="Standard">54,1.5,2.058,0.558</text:p>
      <text:p text:style-name="Standard">55,2,2.017,0.017</text:p>
      <text:p text:style-name="Standard">56,1.6,2.031,0.431</text:p>
      <text:p text:style-name="Standard">57,2.2,1.99,-0.21</text:p>
      <text:p text:style-name="Standard">58,3.75,2.068,-1.682</text:p>
      <text:p text:style-name="Standard">59,0.333,1.994,1.661</text:p>
      <text:p text:style-name="Standard">60,1.667,1.962,0.295</text:p>
      <text:p text:style-name="Standard">61,1.5,1.888,0.388</text:p>
      <text:p text:style-name="Standard">62,0,1.911,1.911</text:p>
      <text:p text:style-name="Standard">63,1,1.893,0.893</text:p>
      <text:p text:style-name="Standard">64,2.833,1.967,-0.867</text:p>
      <text:p text:style-name="Standard">65,1.833,1.999,0.165</text:p>
      <text:p text:style-name="Standard">66,2,1.921,-0.079</text:p>
      <text:p text:style-name="Standard">67,1.6,1.985,0.385</text:p>
      <text:p text:style-name="Standard">68,4.2,2.091,-2.109</text:p>
      <text:p text:style-name="Standard">69,2.2,1.953,-0.247</text:p>
      <text:p text:style-name="Standard">70,3.4,1.994,-1.406</text:p>
      <text:p text:style-name="Standard">71,2,1.939,-0.061</text:p>
      <text:p text:style-name="Standard">72,3.167,2.035,-1.131</text:p>
      <text:p text:style-name="Standard">73,3.833,1.957,-1.876</text:p>
      <text:p text:style-name="Standard">74,0.833,1.925,1.092</text:p>
      <text:p text:style-name="Standard">75,1.4,1.856,0.456</text:p>
      <text:p text:style-name="Standard">76,2.2,1.957,-0.243</text:p>
      <text:p text:style-name="Standard">77,1.167,1.884,0.717</text:p>
      <text:p text:style-name="Standard">78,2.5,1.967,-0.533</text:p>
      <text:p text:style-name="Standard">79,0.4,2.026,1.626</text:p>
      <text:p text:style-name="Standard">80,4.333,1.902,-2.431</text:p>
      <text:p text:style-name="Standard">81,1.5,2.031,0.531</text:p>
      <text:p text:style-name="Standard">82,0.2,2.086,1.886</text:p>
      <text:p text:style-name="Standard">83,0.6,1.93,1.33</text:p>
      <text:p text:style-name="Standard">84,3.833,1.999,-1.835</text:p>
      <text:p text:style-name="Standard">85,1.4,1.98,0.58</text:p>
      <text:p text:style-name="Standard">86,0,2.031,2.031</text:p>
      <text:p text:style-name="Standard">87,2.4,2.04,-0.36</text:p>
      <text:p text:style-name="Standard">88,1.167,1.962,0.795</text:p>
      <text:p text:style-name="Standard">89,1.143,1.856,0.713</text:p>
      <text:p text:style-name="Standard">90,1.167,1.999,0.832</text:p>
      <text:p text:style-name="Standard">91,1,1.994,0.994</text:p>
      <text:p text:style-name="Standard">92,0.6,1.962,1.362</text:p>
      <text:p text:style-name="Standard"><text:soft-page-break/>93,0,1.925,1.925</text:p>
      <text:p text:style-name="Standard">94,2.8,2.045,-0.755</text:p>
      <text:p text:style-name="Standard">95,3,2.068,-0.932</text:p>
      <text:p text:style-name="Standard">96,3.8,2.068,-1.732</text:p>
      <text:p text:style-name="Standard">97,1.5,2.031,0.531</text:p>
      <text:p text:style-name="Standard">98,2,2.026,0.026</text:p>
      <text:p text:style-name="Standard">99,3.333,2.058,-1.275</text:p>
      <text:p text:style-name="Standard">100,1.5,2.063,0.563</text:p>
      <text:p text:style-name="Standard">1,3.833,1.968,-1.865</text:p>
      <text:p text:style-name="Standard">2,1.833,1.955,0.121</text:p>
      <text:p text:style-name="Standard">3,0.429,1.996,1.567</text:p>
      <text:p text:style-name="Standard">4,2.667,2.042,-0.625</text:p>
      <text:p text:style-name="Standard">5,1.2,1.876,0.676</text:p>
      <text:p text:style-name="Standard">6,2,2.028,0.028</text:p>
      <text:p text:style-name="Standard">7,3.6,2.033,-1.567</text:p>
      <text:p text:style-name="Standard">8,0.6,1.95,1.35</text:p>
      <text:p text:style-name="Standard">9,3.75,1.945,-1.805</text:p>
      <text:p text:style-name="Standard">10,5,1.968,-3.032</text:p>
      <text:p text:style-name="Standard">11,1.8,2.005,0.205</text:p>
      <text:p text:style-name="Standard">12,4.4,1.982,-2.418</text:p>
      <text:p text:style-name="Standard">13,1.6,2.019,0.419</text:p>
      <text:p text:style-name="Standard">14,2.2,1.89,-0.31</text:p>
      <text:p text:style-name="Standard">15,0.167,1.968,1.802</text:p>
      <text:p text:style-name="Standard">16,1.75,2.056,0.306</text:p>
      <text:p text:style-name="Standard">17,1.6,1.858,0.258</text:p>
      <text:p text:style-name="Standard">18,1.4,1.831,0.431</text:p>
      <text:p text:style-name="Standard">19,3.333,1.941,-1.393</text:p>
      <text:p text:style-name="Standard">20,1.6,1.849,0.249</text:p>
      <text:p text:style-name="Standard">21,1.2,1.973,0.773</text:p>
      <text:p text:style-name="Standard">22,1.8,1.978,0.178</text:p>
      <text:p text:style-name="Standard">23,1.75,1.84,0.09</text:p>
      <text:p text:style-name="Standard">24,3.2,2.01,-1.19</text:p>
      <text:p text:style-name="Standard">25,0.25,2.01,1.76</text:p>
      <text:p text:style-name="Standard">26,0.167,1.918,1.751</text:p>
      <text:p text:style-name="Standard">27,3.2,1.918,-1.282</text:p>
      <text:p text:style-name="Standard">28,0.667,1.964,1.297</text:p>
      <text:p text:style-name="Standard">29,1.6,1.831,0.231</text:p>
      <text:p text:style-name="Standard">30,1.2,1.922,0.722</text:p>
      <text:p text:style-name="Standard">31,1.25,1.904,0.654</text:p>
      <text:p text:style-name="Standard">32,1.8,2.047,0.247</text:p>
      <text:p text:style-name="Standard">33,1.667,1.941,0.274</text:p>
      <text:p text:style-name="Standard">34,1,1.945,0.945</text:p>
      <text:p text:style-name="Standard">35,1.4,2.001,0.601</text:p>
      <text:p text:style-name="Standard">36,1,1.858,0.858</text:p>
      <text:p text:style-name="Standard">37,3.167,1.927,-1.24</text:p>
      <text:p text:style-name="Standard">38,2.2,1.982,-0.218</text:p>
      <text:p text:style-name="Standard">39,0,2.056,2.056</text:p>
      <text:p text:style-name="Standard">40,2.333,1.817,-0.517</text:p>
      <text:p text:style-name="Standard">41,3,1.909,-1.091</text:p>
      <text:p text:style-name="Standard">42,1,1.927,0.927</text:p>
      <text:p text:style-name="Standard">43,0.4,2.005,1.605</text:p>
      <text:p text:style-name="Standard"><text:soft-page-break/>44,3.167,1.959,-1.207</text:p>
      <text:p text:style-name="Standard">45,0.6,1.932,1.332</text:p>
      <text:p text:style-name="Standard">46,2.4,1.959,-0.441</text:p>
      <text:p text:style-name="Standard">47,4.5,2.024,-2.476</text:p>
      <text:p text:style-name="Standard">48,1.2,1.996,0.796</text:p>
      <text:p text:style-name="Standard">49,1,1.945,0.945</text:p>
      <text:p text:style-name="Standard">50,2.333,1.918,-0.415</text:p>
      <text:p text:style-name="Standard">51,0.25,2.01,1.76</text:p>
      <text:p text:style-name="Standard">52,2.4,2.001,-0.399</text:p>
      <text:p text:style-name="Standard">53,2.429,1.899,-0.529</text:p>
      <text:p text:style-name="Standard">54,3.2,2.042,-1.158</text:p>
      <text:p text:style-name="Standard">55,2,2.037,0.037</text:p>
      <text:p text:style-name="Standard">56,1.5,1.959,0.459</text:p>
      <text:p text:style-name="Standard">57,1.4,1.881,0.481</text:p>
      <text:p text:style-name="Standard">58,1.667,2.01,0.343</text:p>
      <text:p text:style-name="Standard">59,0.6,1.996,1.396</text:p>
      <text:p text:style-name="Standard">60,3.8,1.959,-1.841</text:p>
      <text:p text:style-name="Standard">61,2.8,1.913,-0.887</text:p>
      <text:p text:style-name="Standard">62,1.167,2.033,0.866</text:p>
      <text:p text:style-name="Standard">63,0.5,2.033,1.533</text:p>
      <text:p text:style-name="Standard">64,3.833,1.964,-1.87</text:p>
      <text:p text:style-name="Standard">65,3.2,1.895,-1.305</text:p>
      <text:p text:style-name="Standard">66,3,1.941,-1.059</text:p>
      <text:p text:style-name="Standard">67,0.6,1.987,1.387</text:p>
      <text:p text:style-name="Standard">68,2,1.941,-0.059</text:p>
      <text:p text:style-name="Standard">69,3,2.01,-0.99</text:p>
      <text:p text:style-name="Standard">70,1.75,1.936,0.186</text:p>
      <text:p text:style-name="Standard">71,3.6,1.945,-1.655</text:p>
      <text:p text:style-name="Standard">72,0.4,1.844,1.444</text:p>
      <text:p text:style-name="Standard">73,2,2.088,0.088</text:p>
      <text:p text:style-name="Standard">74,1.167,1.987,0.82</text:p>
      <text:p text:style-name="Standard">75,4.2,2.001,-2.199</text:p>
      <text:p text:style-name="Standard">76,2.2,2.042,-0.158</text:p>
      <text:p text:style-name="Standard">77,1.2,1.881,0.681</text:p>
      <text:p text:style-name="Standard">78,2,1.936,-0.064</text:p>
      <text:p text:style-name="Standard">79,1.4,2.014,0.614</text:p>
      <text:p text:style-name="Standard">80,1,1.987,0.987</text:p>
      <text:p text:style-name="Standard">81,1.5,1.849,0.349</text:p>
      <text:p text:style-name="Standard">82,1,1.996,0.996</text:p>
      <text:p text:style-name="Standard">83,1.8,1.89,0.09</text:p>
      <text:p text:style-name="Standard">84,2.2,1.955,-0.245</text:p>
      <text:p text:style-name="Standard">85,0.4,1.973,1.573</text:p>
      <text:p text:style-name="Standard">86,3,2.037,-0.963</text:p>
      <text:p text:style-name="Standard">87,0.667,1.918,1.251</text:p>
      <text:p text:style-name="Standard">88,1.2,1.918,0.718</text:p>
      <text:p text:style-name="Standard">89,2.4,2.019,-0.381</text:p>
      <text:p text:style-name="Standard">90,1,1.991,0.991</text:p>
      <text:p text:style-name="Standard">91,1.2,2.037,0.837</text:p>
      <text:p text:style-name="Standard">92,3.167,1.987,-1.18</text:p>
      <text:p text:style-name="Standard">93,0.833,2.047,1.213</text:p>
      <text:p text:style-name="Standard">94,3.667,2.005,-1.662</text:p>
      <text:p text:style-name="Standard"><text:soft-page-break/>95,3.2,2.056,-1.144</text:p>
      <text:p text:style-name="Standard">96,0,2.001,2.001</text:p>
      <text:p text:style-name="Standard">97,0.8,1.987,1.187</text:p>
      <text:p text:style-name="Standard">98,1.8,1.955,0.155</text:p>
      <text:p text:style-name="Standard">99,4.25,2.033,-2.217</text:p>
      <text:p text:style-name="Standard">100,0,1.904,1.904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6"/>-0.0072</text:p>
      <text:p text:style-name="Standard">Mean absolute error <text:s text:c="21"/>0.9801</text:p>
      <text:p text:style-name="Standard">Root mean squared error <text:s text:c="17"/>1.189 </text:p>
      <text:p text:style-name="Standard">Relative absolute error <text:s text:c="16"/>99.9532 %</text:p>
      <text:p text:style-name="Standard">Root relative squared error <text:s text:c="11"/>100.0761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26T15:44:14</meta:creation-date>
    <meta:document-statistic meta:table-count="0" meta:image-count="0" meta:object-count="0" meta:page-count="21" meta:paragraph-count="1024" meta:word-count="1087" meta:character-count="19204"/>
    <dc:date>2014-11-26T15:44:31</dc:date>
    <dc:creator>amita misra</dc:creator>
    <meta:editing-duration>PT17S</meta:editing-duration>
    <meta:editing-cycles>1</meta:editing-cycles>
    <meta:generator>OpenOffice/4.1.0$Unix OpenOffice.org_project/410m18$Build-9764</meta:generator>
  </office:meta>
</office:document-meta>
</file>